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text-properties style:font-name-complex="Calibri" fo:color="#000000" fo:background-color="#FFFFFF"/>
    </style:style>
    <style:style style:name="P3" style:parent-style-name="Researchpapercontents" style:family="paragraph">
      <style:paragraph-properties fo:text-align="center" fo:line-height="150%" fo:text-indent="0in"/>
    </style:style>
    <style:style style:name="T4" style:parent-style-name="DefaultParagraphFont" style:family="text">
      <style:text-properties fo:font-weight="bold" style:font-weight-asian="bold" style:font-weight-complex="bold"/>
    </style:style>
    <style:style style:name="P5" style:parent-style-name="Researchpapercontents" style:family="paragraph">
      <style:paragraph-properties fo:line-height="150%" fo:text-indent="0in"/>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T10" style:parent-style-name="DefaultParagraphFont" style:family="text">
      <style:text-properties style:font-name-complex="Calibri" fo:color="#000000" fo:background-color="#FFFFFF"/>
    </style:style>
    <style:style style:name="T11" style:parent-style-name="DefaultParagraphFont" style:family="text">
      <style:text-properties style:font-name-complex="Calibri" fo:color="#000000" fo:background-color="#FFFFFF"/>
    </style:style>
    <style:style style:name="T12" style:parent-style-name="DefaultParagraphFont" style:family="text">
      <style:text-properties style:font-name-complex="Calibri" fo:color="#000000" fo:background-color="#FFFFFF"/>
    </style:style>
    <style:style style:name="T13" style:parent-style-name="DefaultParagraphFont" style:family="text">
      <style:text-properties style:font-name-complex="Calibri" fo:color="#000000" fo:background-color="#FFFFFF"/>
    </style:style>
    <style:style style:name="P14" style:parent-style-name="Researchpapercontents" style:family="paragraph">
      <style:paragraph-properties fo:text-align="center" fo:line-height="150%" fo:text-indent="0in"/>
    </style:style>
    <style:style style:name="T15" style:parent-style-name="DefaultParagraphFont" style:family="text">
      <style:text-properties style:font-name-complex="Calibri" fo:font-weight="bold" style:font-weight-asian="bold" style:font-weight-complex="bold" fo:color="#000000" fo:background-color="#FFFFFF"/>
    </style:style>
    <style:style style:name="P16" style:parent-style-name="Researchpapercontents" style:family="paragraph">
      <style:paragraph-properties fo:line-height="150%" fo:text-indent="0in"/>
    </style:style>
    <style:style style:name="T17" style:parent-style-name="DefaultParagraphFont" style:family="text">
      <style:text-properties style:font-name-complex="Calibri" fo:font-weight="bold" style:font-weight-asian="bold" style:font-weight-complex="bold" fo:color="#000000" fo:background-color="#FFFFFF"/>
    </style:style>
    <style:style style:name="P18" style:parent-style-name="Researchpapercontents" style:family="paragraph">
      <style:paragraph-properties fo:text-align="center" fo:line-height="150%" fo:text-indent="0in"/>
    </style:style>
    <style:style style:name="T19" style:parent-style-name="DefaultParagraphFont" style:family="text">
      <style:text-properties style:font-name-complex="Calibri" fo:font-weight="bold" style:font-weight-asian="bold" style:font-weight-complex="bold" fo:color="#000000" fo:background-color="#FFFFFF"/>
    </style:style>
    <style:style style:name="P20" style:parent-style-name="Researchpapercontents" style:family="paragraph">
      <style:paragraph-properties fo:line-height="150%" fo:text-indent="0in"/>
    </style:style>
    <style:style style:name="T21"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Skateboarding is a healthy way to have fun and convenient for getting to class, but what happens when you throw other pedestrians into the mix? During peak hours, it can get hectic to be a skateboarder in high foot<text:s/>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3"><text:s/><text:span text:style-name="T4">Methodology (100-200)</text:span></text:p>
      <text:p text:style-name="P5"><text:span text:style-name="T6"><text:tab/>A survey was composed using branching logic, meaning each participant was given a pat</text:span><text:span text:style-name="T7">h of questions dependent on their previous answers. This allowed for specific questions to be given to each demographic, leading to more accurate results. The survey was distributed on various digital platforms, as well as networked through friend groups v</text:span><text:span text:style-name="T8">ia text. In addition, an interview was conducted with local expert/skateboarding talent, Aaron Stohlberg. Aaron provided insight into the skater’s mind through</text:span><text:span text:style-name="T9"><text:s/></text:span><text:span text:style-name="T10">face to face conversation. This gave us more detailed responses to questions that were asked i</text:span><text:span text:style-name="T11">n the survey and granted us the opportunity to ask<text:s/></text:span><text:span text:style-name="T12">some<text:s/></text:span><text:span text:style-name="T13">more unique questions.</text:span></text:p>
      <text:p text:style-name="P14"><text:span text:style-name="T15">Findings and Discussion (250-350)</text:span></text:p>
      <text:p text:style-name="P16"><text:span text:style-name="T17"><text:tab/></text:span></text:p>
      <text:p text:style-name="P18"><text:span text:style-name="T19">Conclusion (50)</text:span></text:p>
      <text:p text:style-name="P20"><text:span text:style-name="T21"><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en Sol</meta:initial-creator>
    <dc:creator>Leon Kingsof</dc:creator>
    <meta:creation-date>2019-05-19T23:34:00Z</meta:creation-date>
    <dc:date>2019-05-19T23:34:00Z</dc:date>
    <meta:template xlink:href="Normal" xlink:type="simple"/>
    <meta:editing-cycles>2</meta:editing-cycles>
    <meta:editing-duration>PT0S</meta:editing-duration>
    <meta:document-statistic meta:page-count="1" meta:paragraph-count="2" meta:word-count="207" meta:character-count="1391" meta:row-count="9" meta:non-whitespace-character-count="1186"/>
  </office:meta>
</office:document-meta>
</file>